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Abadi Extra Light" svg:font-family="Abadi Extra Light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left="0.25in">
        <style:tab-stops/>
      </style:paragraph-properties>
      <style:text-properties fo:font-weight="bold" style:font-weight-asian="bold" style:font-weight-complex="bold"/>
    </style:style>
    <style:style style:name="P2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3" style:parent-style-name="Normal" style:family="paragraph">
      <style:paragraph-properties fo:margin-left="0.25in">
        <style:tab-stops/>
      </style:paragraph-properties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T5" style:parent-style-name="Policepardéfaut" style:family="text">
      <style:text-properties style:font-name="Abadi Extra Light" fo:font-weight="bold" style:font-weight-asian="bold" style:font-weight-complex="bold" fo:font-size="22pt" style:font-size-asian="22pt" style:font-size-complex="22pt"/>
    </style:style>
    <style:style style:name="P6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7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8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9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0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1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2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3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4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5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6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7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8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9" style:parent-style-name="Normal" style:family="paragraph">
      <style:paragraph-properties fo:margin-left="0.25in">
        <style:tab-stops/>
      </style:paragraph-properties>
    </style:style>
    <style:style style:name="T20" style:parent-style-name="Policepardéfau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/>
      <text:p text:style-name="P2"/>
      <text:p text:style-name="P3"><text:span text:style-name="T4"><text:s text:c="28"/></text:span><text:span text:style-name="T5">Organigramme de l’application</text:span></text:p>
      <text:p text:style-name="P6"/>
      <text:p text:style-name="P7"><text:s text:c="9"/>Organigramme de l'application de gestion de librairie :</text:p>
      <text:p text:style-name="P8"/>
      <text:p text:style-name="P9">1. Afficher la liste des livres :</text:p>
      <text:p text:style-name="P10"><text:s text:c="3"/>- Les utilisateurs peuvent consulter la liste complète des livres disponibles dans la librairie. Cette liste inclut le nom du livre, l'auteur, l'éditeur et d'autres détails pertinents.</text:p>
      <text:p text:style-name="P11"/>
      <text:p text:style-name="P12">2. Ajouter un livre :</text:p>
      <text:p text:style-name="P13"><text:s text:c="3"/>- Les utilisateurs peuvent ajouter un nouveau livre à la librairie. Ils doivent fournir toutes les informations nécessaires sur le livre, telles que son nom, l'auteur, l'éditeur, etc.</text:p>
      <text:p text:style-name="P14"/>
      <text:p text:style-name="P15">3. Mettre à jour un livre :</text:p>
      <text:p text:style-name="P16"><text:s text:c="3"/>- Les utilisateurs peuvent mettre à jour les détails d'un livre existant dans la librairie. Cela inclut la modification du nom du livre, de l'auteur, de l'éditeur ou d'autres informations associées.</text:p>
      <text:p text:style-name="P17"/>
      <text:p text:style-name="P18">4. Supprimer un livre :</text:p>
      <text:p text:style-name="P19"><text:span text:style-name="T20"><text:s text:c="3"/>- Les utilisateurs peuvent supprimer un livre de la librairie s'ils le souhaitent. Cela peut se faire en utilisant l'identifiant unique du livre ou d'autres critères de sélection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Abadi Extra Light" svg:font-family="Abadi Extra Light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Zakaria OUKACHEBI</meta:initial-creator>
    <dc:creator>Zakaria OUKACHEBI</dc:creator>
    <meta:creation-date>2024-02-25T11:36:00Z</meta:creation-date>
    <dc:date>2024-02-25T11:40:00Z</dc:date>
    <meta:template xlink:href="Normal.dotm" xlink:type="simple"/>
    <meta:editing-cycles>2</meta:editing-cycles>
    <meta:editing-duration>PT0S</meta:editing-duration>
    <meta:document-statistic meta:page-count="1" meta:paragraph-count="1" meta:word-count="153" meta:character-count="998" meta:row-count="7" meta:non-whitespace-character-count="846"/>
  </office:meta>
</office:document-meta>
</file>